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D000000E0C182CD575E21754C.png" manifest:media-type="image/png"/>
  <manifest:file-entry manifest:full-path="Pictures/10000201000000EF000000F260361C97F6FB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3.15cm" fo:min-width="3.6cm"/>
    </style:style>
    <style:style style:name="gr6" style:family="graphic" style:parent-style-name="standard">
      <style:graphic-properties draw:stroke="solid" svg:stroke-color="#000000" draw:fill="solid" draw:fill-color="#dcdcdc" fo:min-height="1.1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3.15cm" fo:min-width="5.5cm"/>
    </style:style>
    <style:style style:name="gr9" style:family="graphic" style:parent-style-name="standard">
      <style:graphic-properties draw:stroke="solid" svg:stroke-color="#000000" draw:fill="solid" draw:fill-color="#dcdcdc" fo:min-height="1.666cm"/>
    </style:style>
    <style:style style:name="gr10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2" style:family="graphic" style:parent-style-name="objectwithoutfill">
      <style:graphic-properties draw:stroke="dash" draw:stroke-dash="Fine_20_Dashed" draw:marker-start="Short_20_line_20_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dcdc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cdcd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20.7cm" svg:y1="8.9cm" svg:x2="20.701cm" svg:y2="10.401cm" svg:d="M20700 8900v751h1v750" svg:viewBox="0 0 2 1502">
          <text:p/>
        </draw:connector>
        <draw:connector draw:style-name="gr2" draw:text-style-name="P1" draw:layer="layout" svg:x1="12.2cm" svg:y1="12.106cm" svg:x2="10.644cm" svg:y2="15.3cm" draw:start-shape="id1" draw:end-shape="id2" draw:end-glue-point="0" svg:d="M12200 12106v1598h-1556v1596" svg:viewBox="0 0 1557 3195">
          <text:p/>
        </draw:connector>
        <draw:connector draw:style-name="gr2" draw:text-style-name="P1" draw:layer="layout" svg:x1="12.2cm" svg:y1="12.106cm" svg:x2="13.944cm" svg:y2="15.3cm" draw:start-shape="id1" draw:end-shape="id3" draw:end-glue-point="0" svg:d="M12200 12106v1598h1744v1596" svg:viewBox="0 0 1745 3195">
          <text:p/>
        </draw:connector>
        <draw:g>
          <draw:frame draw:style-name="gr3" draw:text-style-name="P1" xml:id="id2" draw:id="id2" draw:layer="layout" svg:width="1.689cm" svg:height="1.5cm" svg:x="9.8cm" svg:y="15.3cm">
            <draw:image xlink:href="Pictures/10000201000000EF000000F260361C97F6FB09ED.png" xlink:type="simple" xlink:show="embed" xlink:actuate="onLoad">
              <text:p/>
            </draw:image>
          </draw:frame>
          <draw:frame draw:style-name="gr3" draw:text-style-name="P1" xml:id="id3" draw:id="id3" draw:layer="layout" svg:width="1.689cm" svg:height="1.5cm" svg:x="13.1cm" svg:y="15.3cm">
            <draw:image xlink:href="Pictures/10000201000000EF000000F260361C97F6FB09ED.png" xlink:type="simple" xlink:show="embed" xlink:actuate="onLoad">
              <text:p/>
            </draw:image>
          </draw:frame>
          <draw:frame draw:style-name="gr4" draw:text-style-name="P2" draw:layer="layout" svg:width="3.474cm" svg:height="0.806cm" svg:x="12.426cm" svg:y="16.794cm">
            <draw:text-box>
              <text:p><text:span text:style-name="T1">Valid tensor </text:span></text:p>
            </draw:text-box>
          </draw:frame>
          <draw:frame draw:style-name="gr4" draw:text-style-name="P2" draw:layer="layout" svg:width="3.474cm" svg:height="0.806cm" svg:x="8.926cm" svg:y="16.794cm">
            <draw:text-box>
              <text:p><text:span text:style-name="T1">Train tensor </text:span></text:p>
            </draw:text-box>
          </draw:frame>
        </draw:g>
        <draw:g xml:id="id1" draw:id="id1">
          <draw:custom-shape draw:style-name="gr5" draw:text-style-name="P3" draw:layer="layout" svg:width="4.1cm" svg:height="3.4cm" svg:x="10.15cm" svg:y="8.70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1cm" svg:height="1.361cm" svg:x="10.15cm" svg:y="8.7cm">
            <draw:text-box>
              <text:p text:style-name="P4"><text:span text:style-name="T1">«Class»</text:span></text:p>
              <text:p text:style-name="P4"><text:span text:style-name="T1">DataGenerator</text:span></text:p>
            </draw:text-box>
          </draw:frame>
        </draw:g>
        <draw:connector draw:style-name="gr2" draw:text-style-name="P1" draw:layer="layout" svg:x1="18.25cm" svg:y1="10.403cm" svg:x2="14.25cm" svg:y2="10.403cm" draw:start-shape="id4" draw:start-glue-point="3" draw:end-shape="id1" svg:d="M18250 10403h-4000" svg:viewBox="0 0 4001 1">
          <text:p/>
        </draw:connector>
        <draw:frame draw:style-name="gr7" draw:text-style-name="P2" draw:layer="layout" svg:width="2.382cm" svg:height="0.806cm" svg:x="15.118cm" svg:y="9.394cm">
          <draw:text-box>
            <text:p><text:span text:style-name="T1">« uses »</text:span></text:p>
          </draw:text-box>
        </draw:frame>
        <draw:g>
          <draw:frame draw:style-name="gr3" draw:text-style-name="P1" xml:id="id9" draw:id="id9" draw:layer="layout" svg:width="2.579cm" svg:height="1.564cm" svg:x="16.9cm" svg:y="15.136cm">
            <draw:image xlink:href="Pictures/10000201000000EF000000F260361C97F6FB09ED.png" xlink:type="simple" xlink:show="embed" xlink:actuate="onLoad">
              <text:p/>
            </draw:image>
          </draw:frame>
          <draw:frame draw:style-name="gr7" draw:text-style-name="P2" draw:layer="layout" svg:width="2.382cm" svg:height="0.806cm" svg:x="17.1cm" svg:y="16.9cm">
            <draw:text-box>
              <text:p><text:span text:style-name="T1">.h5 file</text:span></text:p>
            </draw:text-box>
          </draw:frame>
        </draw:g>
        <draw:frame draw:style-name="gr7" draw:text-style-name="P2" draw:layer="layout" svg:width="2.382cm" svg:height="0.806cm" svg:x="12.5cm" svg:y="12.694cm">
          <draw:text-box>
            <text:p><text:span text:style-name="T1">«reads»</text:span></text:p>
          </draw:text-box>
        </draw:frame>
        <draw:g xml:id="id5" draw:id="id5">
          <draw:custom-shape draw:style-name="gr8" draw:text-style-name="P3" draw:layer="layout" svg:width="6cm" svg:height="3.4cm" svg:x="9.2cm" svg:y="3.30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6cm" svg:height="1.916cm" svg:x="9.2cm" svg:y="3.3cm">
            <draw:text-box>
              <text:p text:style-name="P4"><text:span text:style-name="T1">«Class»</text:span></text:p>
              <text:p text:style-name="P4"><text:span text:style-name="T1">keras.utils.Sequence</text:span></text:p>
            </draw:text-box>
          </draw:frame>
        </draw:g>
        <draw:connector draw:style-name="gr10" draw:text-style-name="P1" draw:layer="layout" draw:type="line" svg:x1="12.2cm" svg:y1="8.7cm" svg:x2="12.2cm" svg:y2="6.706cm" draw:start-shape="id1" draw:start-glue-point="0" draw:end-shape="id5" draw:end-glue-point="2" svg:d="M12200 8700v-1994" svg:viewBox="0 0 1 1995">
          <text:p/>
        </draw:connector>
        <draw:g xml:id="id4" draw:id="id4">
          <draw:custom-shape draw:style-name="gr5" draw:text-style-name="P3" draw:layer="layout" svg:width="4.1cm" svg:height="3.4cm" svg:x="18.25cm" svg:y="8.70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1cm" svg:height="1.361cm" svg:x="18.25cm" svg:y="8.7cm">
            <draw:text-box>
              <text:p text:style-name="P4"><text:span text:style-name="T1">«kera</text:span><text:span text:style-name="T1">s </text:span><text:span text:style-name="T1">mode</text:span><text:span text:style-name="T1">l»</text:span></text:p>
              <text:p text:style-name="P4"><text:span text:style-name="T1">cnn_</text:span><text:span text:style-name="T1">estim</text:span><text:span text:style-name="T1">ator</text:span></text:p>
            </draw:text-box>
          </draw:frame>
        </draw:g>
        <draw:frame draw:style-name="gr7" draw:text-style-name="P2" draw:layer="layout" svg:width="2.382cm" svg:height="0.806cm" svg:x="18.118cm" svg:y="13.594cm">
          <draw:text-box>
            <text:p><text:span text:style-name="T1">«write»</text:span></text:p>
          </draw:text-box>
        </draw:frame>
        <draw:g>
          <draw:frame draw:style-name="gr3" draw:text-style-name="P1" xml:id="id6" draw:id="id6" draw:layer="layout" svg:width="2.579cm" svg:height="1.564cm" svg:x="20.901cm" svg:y="15.136cm">
            <draw:image xlink:href="Pictures/10000201000000EF000000F260361C97F6FB09ED.png" xlink:type="simple" xlink:show="embed" xlink:actuate="onLoad">
              <text:p/>
            </draw:image>
          </draw:frame>
          <draw:frame draw:style-name="gr7" draw:text-style-name="P2" draw:layer="layout" svg:width="2.741cm" svg:height="0.806cm" svg:x="21.1cm" svg:y="16.9cm">
            <draw:text-box>
              <text:p><text:span text:style-name="T1">history </text:span><text:span text:style-name="T1">file</text:span></text:p>
            </draw:text-box>
          </draw:frame>
        </draw:g>
        <draw:connector draw:style-name="gr2" draw:text-style-name="P1" draw:layer="layout" svg:x1="20.3cm" svg:y1="12.106cm" svg:x2="22.19cm" svg:y2="15.136cm" draw:start-shape="id4" draw:start-glue-point="2" draw:end-shape="id6" draw:end-glue-point="0" svg:d="M20300 12106v1516h1890v1514" svg:viewBox="0 0 1891 3031">
          <text:p/>
        </draw:connector>
        <draw:g xml:id="id7" draw:id="id7">
          <draw:custom-shape draw:style-name="gr5" draw:text-style-name="P3" draw:layer="layout" svg:width="4.1cm" svg:height="3.4cm" svg:x="2.711cm" svg:y="8.70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1cm" svg:height="1.361cm" svg:x="2.711cm" svg:y="8.7cm">
            <draw:text-box>
              <text:p text:style-name="P4"><text:span text:style-name="T1">«Class</text:span><text:span text:style-name="T1">»</text:span></text:p>
              <text:p text:style-name="P4"><text:span text:style-name="T1">DataG</text:span><text:span text:style-name="T1">enerat</text:span><text:span text:style-name="T1">or</text:span></text:p>
            </draw:text-box>
          </draw:frame>
        </draw:g>
        <draw:connector draw:style-name="gr2" draw:text-style-name="P1" draw:layer="layout" draw:type="line" svg:x1="10.15cm" svg:y1="10.403cm" svg:x2="6.811cm" svg:y2="10.403cm" draw:start-shape="id1" draw:start-glue-point="3" draw:end-shape="id7" draw:end-glue-point="1" svg:d="M10150 10403h-3339" svg:viewBox="0 0 3340 1">
          <text:p/>
        </draw:connector>
        <draw:frame draw:style-name="gr7" draw:text-style-name="P2" draw:layer="layout" svg:width="2.382cm" svg:height="0.806cm" svg:x="7.318cm" svg:y="9.394cm">
          <draw:text-box>
            <text:p><text:span text:style-name="T1">« use</text:span><text:span text:style-name="T1">s »</text:span></text:p>
          </draw:text-box>
        </draw:frame>
        <draw:g xml:id="id8" draw:id="id8">
          <draw:frame draw:style-name="gr11" draw:text-style-name="P2" draw:layer="layout" svg:width="5.078cm" svg:height="0.962cm" svg:x="2.222cm" svg:y="16.5cm">
            <draw:text-box>
              <text:p><text:span text:style-name="T1">Corpus of comments</text:span></text:p>
            </draw:text-box>
          </draw:frame>
          <draw:frame draw:style-name="gr3" draw:text-style-name="P1" draw:layer="layout" svg:width="3.341cm" svg:height="2.361cm" svg:x="3.122cm" svg:y="13.9cm">
            <draw:image xlink:href="Pictures/100002010000013D000000E0C182CD575E21754C.png" xlink:type="simple" xlink:show="embed" xlink:actuate="onLoad">
              <text:p/>
            </draw:image>
          </draw:frame>
        </draw:g>
        <draw:connector draw:style-name="gr12" draw:text-style-name="P1" draw:layer="layout" draw:type="line" svg:x1="4.761cm" svg:y1="13.9cm" svg:x2="4.761cm" svg:y2="12.106cm" draw:start-shape="id8" draw:start-glue-point="0" draw:end-shape="id7" svg:d="M4761 13900v-1794" svg:viewBox="0 0 1 1795">
          <text:p/>
        </draw:connector>
        <draw:frame draw:style-name="gr7" draw:text-style-name="P2" draw:layer="layout" svg:width="2.382cm" svg:height="0.806cm" svg:x="5cm" svg:y="12.694cm">
          <draw:text-box>
            <text:p><text:span text:style-name="T1">«reads»</text:span></text:p>
          </draw:text-box>
        </draw:frame>
        <draw:connector draw:style-name="gr2" draw:text-style-name="P1" draw:layer="layout" svg:x1="20.3cm" svg:y1="12.106cm" svg:x2="18.189cm" svg:y2="15.136cm" draw:start-shape="id4" draw:start-glue-point="2" draw:end-shape="id9" draw:end-glue-point="0" svg:d="M20300 12106v1516h-2111v1514" svg:viewBox="0 0 2112 3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4:46:29.107531292</meta:creation-date>
    <dc:date>2019-11-02T18:03:09.803255279</dc:date>
    <meta:editing-duration>PT36M47S</meta:editing-duration>
    <meta:editing-cycles>7</meta:editing-cycles>
    <meta:generator>LibreOffice/6.0.7.3$Linux_X86_64 LibreOffice_project/00m0$Build-3</meta:generator>
    <meta:document-statistic meta:object-count="40"/>
  </office:meta>
</office:document-meta>
</file>